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718f2" officeooo:paragraph-rsid="000718f2"/>
    </style:style>
    <style:style style:name="P2" style:family="paragraph" style:parent-style-name="Standard">
      <style:text-properties officeooo:rsid="000718f2" officeooo:paragraph-rsid="000718f2"/>
    </style:style>
    <style:style style:name="P3" style:family="paragraph" style:parent-style-name="Standard">
      <style:text-properties officeooo:rsid="00084d24" officeooo:paragraph-rsid="00084d24"/>
    </style:style>
    <style:style style:name="T1" style:family="text">
      <style:text-properties officeooo:rsid="00084d2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*</text:p>
      <text:p text:style-name="P1"><text:tab/>Cody Murrer</text:p>
      <text:p text:style-name="P1"><text:tab/>Lab-8</text:p>
      <text:p text:style-name="P1">*/</text:p>
      <text:p text:style-name="P1">#include &lt;iostream&gt;</text:p>
      <text:p text:style-name="P1">#include &lt;stdio.h&gt;</text:p>
      <text:p text:style-name="P1">#include &lt;time.h&gt;</text:p>
      <text:p text:style-name="P1"/>
      <text:p text:style-name="P1">using namespace std;</text:p>
      <text:p text:style-name="P1"/>
      <text:p text:style-name="P1">int partition(int arr[], int start, int end){</text:p>
      <text:p text:style-name="P1"><text:s text:c="2"/>// referenced the textbook in chapter 20</text:p>
      <text:p text:style-name="P1"><text:s text:c="2"/>int p,pI,mid;</text:p>
      <text:p text:style-name="P1"><text:s text:c="2"/>mid = (start+end)/2;</text:p>
      <text:p text:style-name="P1"><text:s text:c="2"/>swap(arr[start],arr[mid]);</text:p>
      <text:p text:style-name="P1"><text:s text:c="2"/>pI = start;</text:p>
      <text:p text:style-name="P1"><text:s text:c="2"/>p = arr[start];</text:p>
      <text:p text:style-name="P1"/>
      <text:p text:style-name="P1"><text:s text:c="2"/>for(int i = start+1; i&lt;=end; i++){</text:p>
      <text:p text:style-name="P1"><text:s text:c="4"/>if(arr[i]&lt;p){</text:p>
      <text:p text:style-name="P1"><text:s text:c="6"/>pI++;</text:p>
      <text:p text:style-name="P1"><text:s text:c="6"/>swap(arr[pI],arr[i]);</text:p>
      <text:p text:style-name="P1"><text:s text:c="4"/>}</text:p>
      <text:p text:style-name="P1"><text:s text:c="2"/>}</text:p>
      <text:p text:style-name="P1"><text:s text:c="2"/>swap(arr[start], arr[pI]);</text:p>
      <text:p text:style-name="P1"><text:s text:c="2"/>return pI;</text:p>
      <text:p text:style-name="P1">}</text:p>
      <text:p text:style-name="P1"/>
      <text:p text:style-name="P1">// swaps the index of the passed values</text:p>
      <text:p text:style-name="P1">void swap(int &amp;val1, int &amp;val2){</text:p>
      <text:p text:style-name="P1"><text:s text:c="2"/>int temp = val1;</text:p>
      <text:p text:style-name="P1"><text:s text:c="2"/>val1 = val2;</text:p>
      <text:p text:style-name="P1"><text:s text:c="2"/>val2 = temp;</text:p>
      <text:p text:style-name="P1">}</text:p>
      <text:p text:style-name="P1"/>
      <text:p text:style-name="P1">// quick sort</text:p>
      <text:p text:style-name="P1">void quicksort(int arr[], int start, int end){</text:p>
      <text:p text:style-name="P1"><text:s text:c="2"/>int p;</text:p>
      <text:p text:style-name="P1"><text:s text:c="2"/>if(start&lt;end){</text:p>
      <text:p text:style-name="P1"><text:s text:c="4"/>p = partition(arr,start,end);</text:p>
      <text:p text:style-name="P1"><text:s text:c="4"/>quicksort(arr,start,p-1);</text:p>
      <text:p text:style-name="P1"><text:s text:c="4"/>quicksort(arr,p+1,end);</text:p>
      <text:p text:style-name="P1"><text:s text:c="2"/>}</text:p>
      <text:p text:style-name="P1">}</text:p>
      <text:p text:style-name="P1"/>
      <text:p text:style-name="P1">int assign(){</text:p>
      <text:p text:style-name="P1"><text:s text:c="2"/>srand(time(NULL));</text:p>
      <text:p text:style-name="P1"><text:s text:c="2"/>int size = 30;</text:p>
      <text:p text:style-name="P1"><text:s text:c="2"/>int bigArray[size];</text:p>
      <text:p text:style-name="P1"><text:soft-page-break/><text:s text:c="2"/>cout&lt;&lt;"Random Array: ";</text:p>
      <text:p text:style-name="P1"><text:s text:c="2"/>for(int i=0; i&lt;size; i++){</text:p>
      <text:p text:style-name="P1"><text:s text:c="4"/>bigArray[i]=rand()%(size+1);</text:p>
      <text:p text:style-name="P1"><text:s text:c="4"/>cout&lt;&lt;bigArray[i]&lt;&lt;" ";</text:p>
      <text:p text:style-name="P1"><text:s text:c="2"/>}</text:p>
      <text:p text:style-name="P1"><text:s text:c="2"/>cout&lt;&lt;"\n";</text:p>
      <text:p text:style-name="P1"><text:s text:c="2"/>quicksort(bigArray,0,size-1);</text:p>
      <text:p text:style-name="P1"><text:s text:c="2"/>cout&lt;&lt;"Sorted Random Array: ";</text:p>
      <text:p text:style-name="P1"><text:s text:c="2"/>for(int i=0; i&lt;size; i++){</text:p>
      <text:p text:style-name="P1"><text:s text:c="4"/>cout&lt;&lt;bigArray[i]&lt;&lt;" ";</text:p>
      <text:p text:style-name="P1"><text:s text:c="2"/>}</text:p>
      <text:p text:style-name="P1"><text:s text:c="2"/>cout&lt;&lt;"\n";</text:p>
      <text:p text:style-name="P1">}</text:p>
      <text:p text:style-name="P1"/>
      <text:p text:style-name="P1">int main(){</text:p>
      <text:p text:style-name="P1"><text:s text:c="2"/>int arr[] = {10,5,20,15,30,90};</text:p>
      <text:p text:style-name="P1"><text:s text:c="2"/>int arr2[] = {91,82,93,54,55,60,84};</text:p>
      <text:p text:style-name="P1"><text:s text:c="2"/>int arr3[] = {6,5,4,3,2,1};</text:p>
      <text:p text:style-name="P1"/>
      <text:p text:style-name="P1"><text:s text:c="2"/>assign();</text:p>
      <text:p text:style-name="P1"><text:s text:c="2"/>cout&lt;&lt;"Array 1: ";</text:p>
      <text:p text:style-name="P1"><text:s text:c="2"/>for(int i = 0; i&lt;6; i++){</text:p>
      <text:p text:style-name="P1"><text:s text:c="4"/>cout&lt;&lt;arr[i]&lt;&lt;" ";</text:p>
      <text:p text:style-name="P1"><text:s text:c="2"/>}</text:p>
      <text:p text:style-name="P1"><text:s text:c="2"/>cout&lt;&lt;"\n";</text:p>
      <text:p text:style-name="P1"><text:s text:c="2"/>cout&lt;&lt;"Array 2: ";</text:p>
      <text:p text:style-name="P1"><text:s text:c="2"/>for(int i = 0; i&lt;6; i++){</text:p>
      <text:p text:style-name="P1"><text:s text:c="4"/>cout&lt;&lt;arr2[i]&lt;&lt;" ";</text:p>
      <text:p text:style-name="P1"><text:s text:c="2"/>}</text:p>
      <text:p text:style-name="P1"><text:s text:c="2"/>cout&lt;&lt;"\n";</text:p>
      <text:p text:style-name="P1"><text:s text:c="2"/>cout&lt;&lt;"Array 3: ";</text:p>
      <text:p text:style-name="P1"><text:s text:c="2"/>for(int i = 0; i&lt;6; i++){</text:p>
      <text:p text:style-name="P1"><text:s text:c="4"/>cout&lt;&lt;arr3[i]&lt;&lt;" ";</text:p>
      <text:p text:style-name="P1"><text:s text:c="2"/>}</text:p>
      <text:p text:style-name="P1"><text:s text:c="2"/>cout&lt;&lt;"\n";</text:p>
      <text:p text:style-name="P1"><text:s text:c="2"/>quicksort(arr,0,6-1);</text:p>
      <text:p text:style-name="P1"><text:s text:c="2"/>quicksort(arr2,0,6-1);</text:p>
      <text:p text:style-name="P1"><text:s text:c="2"/>quicksort(arr3,0,6-1);</text:p>
      <text:p text:style-name="P1"/>
      <text:p text:style-name="P1"><text:s text:c="2"/>cout&lt;&lt;"Sorted Array 1: ";</text:p>
      <text:p text:style-name="P1"><text:s text:c="2"/>for(int i = 0; i&lt;6; i++){</text:p>
      <text:p text:style-name="P1"><text:s text:c="4"/>cout&lt;&lt;arr[i]&lt;&lt;" ";</text:p>
      <text:p text:style-name="P1"><text:s text:c="2"/>}</text:p>
      <text:p text:style-name="P1"><text:s text:c="2"/>cout&lt;&lt;"\n";</text:p>
      <text:p text:style-name="P1"><text:s text:c="2"/>cout&lt;&lt;"Sorted Array 2: ";</text:p>
      <text:p text:style-name="P1"><text:s text:c="2"/>for(int i = 0; i&lt;6; i++){</text:p>
      <text:p text:style-name="P1"><text:s text:c="4"/>cout&lt;&lt;arr2[i]&lt;&lt;" ";</text:p>
      <text:p text:style-name="P1"><text:s text:c="2"/>}</text:p>
      <text:p text:style-name="P1"><text:s text:c="2"/>cout&lt;&lt;"\n";</text:p>
      <text:p text:style-name="P1"><text:soft-page-break/><text:s text:c="2"/>cout&lt;&lt;"Sorted Array 3: ";</text:p>
      <text:p text:style-name="P1"><text:s text:c="2"/>for(int i = 0; i&lt;6; i++){</text:p>
      <text:p text:style-name="P1"><text:s text:c="4"/>cout&lt;&lt;arr3[i]&lt;&lt;" ";</text:p>
      <text:p text:style-name="P1"><text:s text:c="2"/>}</text:p>
      <text:p text:style-name="P1"><text:s text:c="2"/>cout&lt;&lt;"\n";</text:p>
      <text:p text:style-name="P1"/>
      <text:p text:style-name="P1">}</text:p>
      <text:p text:style-name="P1"/>
      <text:p text:style-name="P1">***********************************************************************************<text:span text:style-name="T1">Output </text:span></text:p>
      <text:p text:style-name="P1"/>
      <text:p text:style-name="P3">Random Array: 30 22 30 26 7 27 27 14 14 8 7 6 22 18 3 10 17 1 23 20 6 28 0 30 8 3 6 12 23 3 </text:p>
      <text:p text:style-name="P3">Sorted Random Array: 0 1 3 3 3 6 6 6 7 7 8 8 10 12 14 14 17 18 20 22 22 23 23 26 27 27 28 30 30 30 </text:p>
      <text:p text:style-name="P3">Array 1: 10 5 20 15 30 90 </text:p>
      <text:p text:style-name="P3">Array 2: 91 82 93 54 55 60 </text:p>
      <text:p text:style-name="P3">Array 3: 6 5 4 3 2 1 </text:p>
      <text:p text:style-name="P3">Sorted Array 1: 5 10 15 20 30 90 </text:p>
      <text:p text:style-name="P3">Sorted Array 2: 54 55 60 82 91 93 </text:p>
      <text:p text:style-name="P3">Sorted Array 3: 1 2 3 4 5 6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4T19:46:09.852618239</meta:creation-date>
    <dc:date>2019-11-04T19:47:35.653426438</dc:date>
    <meta:editing-duration>PT1M9S</meta:editing-duration>
    <meta:editing-cycles>2</meta:editing-cycles>
    <meta:generator>LibreOffice/5.3.6.1$Linux_X86_64 LibreOffice_project/30$Build-1</meta:generator>
    <meta:document-statistic meta:table-count="0" meta:image-count="0" meta:object-count="0" meta:page-count="3" meta:paragraph-count="104" meta:word-count="352" meta:character-count="2224" meta:non-whitespace-character-count="1779"/>
  </office:meta>
</office:document-meta>
</file>